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9B100000D6DE731C3E2B4A8EE9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fo:language="es" fo:country="AR" fo:font-style="italic" officeooo:rsid="001cd4ea" officeooo:paragraph-rsid="001cd4ea" style:font-size-asian="10pt" style:font-style-asian="italic" style:font-name-complex="Arial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language="es" fo:country="AR" fo:font-style="italic" officeooo:rsid="001cd4ea" officeooo:paragraph-rsid="002047c0" style:font-size-asian="10pt" style:font-style-asian="italic" style:font-name-complex="Arial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es" fo:country="AR" fo:font-style="italic" officeooo:rsid="00218104" officeooo:paragraph-rsid="00218104" style:font-size-asian="10pt" style:font-style-asian="italic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es" fo:country="AR" fo:font-style="italic" officeooo:rsid="00235450" officeooo:paragraph-rsid="00235450" style:font-size-asian="10pt" style:font-style-asian="italic" style:font-name-complex="Arial" style:font-size-complex="10pt"/>
    </style:style>
    <style:style style:name="P5" style:family="paragraph" style:parent-style-name="Standard">
      <style:text-properties style:font-name="Arial" fo:font-size="11pt" fo:language="es" fo:country="AR" fo:font-weight="bold" officeooo:rsid="001cd4ea" style:font-size-asian="11pt" style:font-weight-asian="bold" style:font-name-complex="Arial" style:font-size-complex="11pt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paragraph-properties fo:text-align="justify" style:justify-single-word="false"/>
      <style:text-properties fo:language="es" fo:country="AR" fo:font-style="italic" officeooo:rsid="002047c0" officeooo:paragraph-rsid="002047c0" style:font-style-asian="italic"/>
    </style:style>
    <style:style style:name="P8" style:family="paragraph" style:parent-style-name="Standard">
      <style:paragraph-properties fo:text-align="justify" style:justify-single-word="false"/>
      <style:text-properties fo:language="es" fo:country="AR" officeooo:paragraph-rsid="0023c2f5"/>
    </style:style>
    <style:style style:name="P9" style:family="paragraph" style:parent-style-name="Standard">
      <style:text-properties fo:language="es" fo:country="AR" style:language-asian="zxx" style:country-asian="none"/>
    </style:style>
    <style:style style:name="P10" style:family="paragraph" style:parent-style-name="Standard">
      <style:paragraph-properties>
        <style:tab-stops>
          <style:tab-stop style:position="1.5138in"/>
        </style:tab-stops>
      </style:paragraph-properties>
      <style:text-properties fo:language="es" fo:country="AR"/>
    </style:style>
    <style:style style:name="P11" style:family="paragraph" style:parent-style-name="Standard">
      <style:text-properties fo:color="#808080" style:font-name="Arial" fo:font-size="14pt" fo:language="es" fo:country="AR" fo:font-weight="bold" style:font-size-asian="14pt" style:font-weight-asian="bold" style:font-name-complex="Arial" style:font-size-complex="14pt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2.3264in"/>
        </style:tab-stops>
      </style:paragraph-properties>
      <style:text-properties fo:language="es" fo:country="AR"/>
    </style:style>
    <style:style style:name="P13" style:family="paragraph" style:parent-style-name="Header">
      <style:text-properties fo:language="es" fo:country="AR" style:language-asian="zxx" style:country-asian="none"/>
    </style:style>
    <style:style style:name="T1" style:family="text">
      <style:text-properties style:font-name="Arial" fo:font-size="10pt" officeooo:rsid="001cd4ea" style:font-size-asian="10pt" style:font-name-complex="Arial" style:font-size-complex="10pt"/>
    </style:style>
    <style:style style:name="T2" style:family="text">
      <style:text-properties style:font-name="Arial" fo:font-size="10pt" officeooo:rsid="00218104" style:font-size-asian="10pt" style:font-name-complex="Arial" style:font-size-complex="10pt"/>
    </style:style>
    <style:style style:name="T3" style:family="text">
      <style:text-properties style:font-name="Arial" fo:font-size="10pt" officeooo:rsid="00235450" style:font-size-asian="10pt" style:font-name-complex="Arial" style:font-size-complex="10pt"/>
    </style:style>
    <style:style style:name="T4" style:family="text">
      <style:text-properties style:font-name="Arial" fo:font-size="10pt" officeooo:rsid="0028785a" style:font-size-asian="10pt" style:font-name-complex="Arial" style:font-size-complex="10pt"/>
    </style:style>
    <style:style style:name="T5" style:family="text">
      <style:text-properties style:font-name="Arial" fo:font-size="10pt" fo:font-style="italic" officeooo:rsid="0023c2f5" style:font-size-asian="10pt" style:font-style-asian="italic" style:font-name-complex="Arial" style:font-size-complex="10pt"/>
    </style:style>
    <style:style style:name="T6" style:family="text">
      <style:text-properties style:font-name="Arial" fo:font-size="10pt" fo:font-style="italic" officeooo:rsid="002525dc" style:font-size-asian="10pt" style:font-style-asian="italic" style:font-name-complex="Arial" style:font-size-complex="10pt"/>
    </style:style>
    <style:style style:name="T7" style:family="text">
      <style:text-properties fo:color="#808080" style:font-name="Arial" fo:font-size="13pt" fo:font-weight="bold" style:font-size-asian="13pt" style:font-weight-asian="bold" style:font-name-complex="Arial" style:font-size-complex="13pt"/>
    </style:style>
    <style:style style:name="T8" style:family="text">
      <style:text-properties fo:color="#808080" style:font-name="Arial" fo:font-size="13pt" fo:font-weight="bold" officeooo:rsid="001cd4ea" style:font-size-asian="13pt" style:font-weight-asian="bold" style:font-name-complex="Arial" style:font-size-complex="13pt"/>
    </style:style>
    <style:style style:name="T9" style:family="text">
      <style:text-properties fo:color="#808080" style:font-name="Arial" fo:font-size="13pt" fo:font-weight="bold" officeooo:rsid="00272fc5" style:font-size-asian="13pt" style:font-weight-asian="bold" style:font-name-complex="Arial" style:font-size-complex="13pt"/>
    </style:style>
    <style:style style:name="T10" style:family="text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T11" style:family="text">
      <style:text-properties fo:color="#808080" style:font-name="Arial" fo:font-size="14pt" fo:font-weight="bold" officeooo:rsid="001cd4ea" style:font-size-asian="14pt" style:font-weight-asian="bold" style:font-name-complex="Arial" style:font-size-complex="14pt"/>
    </style:style>
    <style:style style:name="T12" style:family="text">
      <style:text-properties officeooo:rsid="0023c2f5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/text:p>
      <text:p text:style-name="P9"><draw:frame draw:style-name="fr1" draw:name="Marco1" text:anchor-type="char" svg:x="-0.75in" svg:y="0.0583in" svg:width="7.5in" svg:height="1.6252in" draw:z-index="0"><draw:text-box><text:p text:style-name="P6"><text:span text:style-name="T7">T</text:span><text:span text:style-name="T9">í</text:span><text:span text:style-name="T7">tulo:</text:span><text:span text:style-name="T8">DJBot a la batuta</text:span><text:span text:style-name="T9">:</text:span><text:span text:style-name="T8"> </text:span><text:span text:style-name="T9">S</text:span><text:span text:style-name="T8">alas de computadoras hechas orquesta</text:span></text:p><text:p text:style-name="P6"><text:span text:style-name="T7">Autores:</text:span><text:span text:style-name="T10"> </text:span><text:span text:style-name="T11">Vizcaíno, Aldo María</text:span></text:p><text:p text:style-name="P6"><text:span text:style-name="T7">Director:</text:span><text:span text:style-name="T10"> </text:span><text:span text:style-name="T11">Venosa, Paula</text:span></text:p><text:p text:style-name="P6"><text:span text:style-name="T7">Codirector:</text:span><text:span text:style-name="T10"> </text:span><text:span text:style-name="T11">Lanfranco, Einar Felipe</text:span></text:p><text:p text:style-name="P6"><text:span text:style-name="T7">Carrera:</text:span><text:span text:style-name="T10"> </text:span><text:span text:style-name="T11">Licenciatura en Sistemas</text:span></text:p><text:p text:style-name="P11"/></draw:text-box></draw:frame></text:p>
      <text:p text:style-name="P6"/>
      <text:p text:style-name="P6"/>
      <text:p text:style-name="P6"/>
      <text:p text:style-name="P6"/>
      <text:p text:style-name="P6"/>
      <text:p text:style-name="P10"><draw:frame draw:style-name="fr1" draw:name="Marco2" text:anchor-type="char" svg:x="-0.8752in" svg:y="1.0335in" svg:width="7.5in" svg:height="2.1252in" draw:z-index="1"><draw:text-box><text:p text:style-name="P1"><text:tab/>En el presente trabajo de grado se analizan y describen varias herramientas de DevOps para la automatización de tareas, y se desarrolla una aplicación web, de código abierto e intuitiva, para facilitar la administración de salas de computadoras en forma centralizada.</text:p><text:p text:style-name="P2"><text:tab/>Sobre la base de una primera solución presentada en 2013, se creó DJBot. DJBot integra cuatro componentes clave: Ansible como soporte para ejecutar las tareas, SQLAlchemy como motor para gestionar la base de datos, React como librería para diseñar la interfaz web y Flask como microframework para permitir el intercambio entre todos los componentes.</text:p><text:p text:style-name="P7"><text:span text:style-name="T1"><text:tab/>Para finalizar, se describió el proceso de instalación y uso de la herramienta. Se utilizó la plataforma Docker para simplificar la descarga y la instalación, y se </text:span><text:span text:style-name="T3">us</text:span><text:span text:style-name="T1">ó el modo de conexión mediante SSH para brindar mayor seguridad. </text:span><text:span text:style-name="T2">S</text:span><text:span text:style-name="T1">e presentó un ejemplo de configuración de un servidor caché, a modo de prueba para verificar el funcionamiento de la herramienta.</text:span></text:p></draw:text-box></draw:frame><draw:frame draw:style-name="fr1" draw:name="Marco3" text:anchor-type="char" svg:x="-0.8752in" svg:y="3.6583in" svg:width="3.6252in" svg:height="1.75in" draw:z-index="2"><draw:text-box><text:p text:style-name="P3">administración de salas, Ansible, aplicación web, conexión centralizada, DevOps, Docker, Flask, JavaScript, Python, React, SQLite, SQLAlchemy, SSH.</text:p></draw:text-box></draw:frame><draw:frame draw:style-name="fr1" draw:name="Marco4" text:anchor-type="char" svg:x="3in" svg:y="3.6583in" svg:width="3.6252in" svg:height="1.75in" draw:z-index="3"><draw:text-box><text:p text:style-name="P4"><text:tab/>La automatización de tareas ahorra tiempo y permite mayor rendimiento en los trabajos realizados. La industria ofrece muchas herramientas para la creación de <text:s text:c="2"/>soluciones nuevas. La colaboración en la comunidad global de la informática <text:span text:style-name="T12">es</text:span> clave para <text:span text:style-name="T12">la evolución de las tecnologías.</text:span></text:p><text:p text:style-name="P4"><text:tab/>DJBot permite agregar salas, definir <text:span text:style-name="T12">y ejecutar </text:span>tareas, y verificar los resultados. Además, ofrece una interfaz web intuitiva, para que los administradores puedan completar su labor sin inconvenientes.</text:p></draw:text-box></draw:frame><draw:frame draw:style-name="fr1" draw:name="Marco5" text:anchor-type="char" svg:x="3in" svg:y="5.6583in" svg:width="3.6252in" svg:height="1.75in" draw:z-index="5"><draw:text-box><text:p text:style-name="P8"><text:span text:style-name="T5"><text:tab/>Se proponen mejoras conceptuales, funcionales y de seguridad: </text:span><text:span text:style-name="T6">a) </text:span><text:span text:style-name="T5">adaptar la estructura de la base de datos para </text:span><text:span text:style-name="T6">ejecutar</text:span><text:span text:style-name="T5"> mayor cantidad de tareas; </text:span><text:span text:style-name="T6">b) </text:span><text:span text:style-name="T5">mejorar la experiencia del usuario </text:span><text:span text:style-name="T6">con</text:span><text:span text:style-name="T5"> la copia automática de la clave pública; la posibilidad de ordenar los módulos; el envío por correo de los resultados; y </text:span><text:span text:style-name="T6">con</text:span><text:span text:style-name="T5"> la opción de conectarse con DJBot por SSH con un solo clic; </text:span><text:span text:style-name="T6">y c) </text:span><text:span text:style-name="T5">implementar un método adicional de seguridad (autenticación descentralizada).</text:span></text:p></draw:text-box></draw:frame><draw:frame draw:style-name="fr1" draw:name="Marco6" text:anchor-type="char" svg:x="-0.8752in" svg:y="5.6583in" svg:width="3.6252in" svg:height="1.75in" draw:z-index="4"><draw:text-box><text:p text:style-name="P1"><text:tab/>Se desarrolló una solución para agilizar el trabajo de administración de salas de computadoras de manera centralizada. La aplicación se creó a partir de la integración de modernas herramientas de DevOps. Se armó un entorno completo para recrear la instalación y la puesta en uso de la aplicación. Finalmente, se ejecutó una tarea en una sala virtual para demostrar y comprobar el funcionamiento de la solución propuesta.</text:p></draw:text-box></draw:frame><draw:frame draw:style-name="fr1" draw:name="Marco7" text:anchor-type="char" svg:x="5.1252in" svg:y="7.9083in" svg:width="1.75in" svg:height="0.25in" draw:z-index="6"><draw:text-box><text:p text:style-name="P5"><text:s/>junio de 2016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AR" style:language-asian="zxx" style:country-asian="non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9846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4764in" fo:margin-left="0in" fo:margin-right="0in" fo:margin-bottom="1.437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-1.0902in" svg:y="-0.4689in" svg:width="8.061in" svg:height="11.4992in" draw:z-index="7"><draw:image xlink:href="Pictures/10000201000009B100000D6DE731C3E2B4A8EE95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6-06-25T01:44:23.875824363</dc:date>
    <meta:print-date>2010-09-22T11:00:00</meta:print-date>
    <meta:editing-cycles>13</meta:editing-cycles>
    <meta:editing-duration>PT2H6S</meta:editing-duration>
    <meta:generator>LibreOffice/5.1.3.2$Linux_X86_64 LibreOffice_project/10m0$Build-2</meta:generator>
    <meta:document-statistic meta:table-count="0" meta:image-count="1" meta:object-count="0" meta:page-count="1" meta:paragraph-count="16" meta:word-count="409" meta:character-count="2689" meta:non-whitespace-character-count="2282"/>
  </office:meta>
</office:document-meta>
</file>